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2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cc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e6e64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4b1f6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cccccc"/>
    </style:style>
    <style:style style:name="T1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7cm" svg:height="0.962cm" svg:x="1cm" svg:y="1.038cm">
          <draw:text-box>
            <text:p text:style-name="P1">Beagle internal dependencies</text:p>
          </draw:text-box>
        </draw:frame>
        <draw:custom-shape draw:style-name="gr2" draw:text-style-name="P2" xml:id="id7" draw:id="id7" draw:layer="layout" svg:width="4cm" svg:height="2cm" svg:x="24.2cm" svg:y="11.2cm">
          <text:p text:style-name="P2"><text:span text:style-name="T1">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cm" svg:height="2cm" svg:x="24.2cm" svg:y="6.8cm">
          <text:p text:style-name="P2">im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cm" svg:height="2cm" svg:x="12.6cm" svg:y="18cm">
          <text:p text:style-name="P2">i18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4cm" svg:height="2cm" svg:x="19.7cm" svg:y="4.7cm">
          <text:p text:style-name="P2">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cm" svg:height="2cm" svg:x="1.1cm" svg:y="13cm">
          <text:p text:style-name="P2">event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4cm" svg:height="2cm" svg:x="12.2cm" svg:y="10.2cm">
          <text:p text:style-name="P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4cm" svg:height="2cm" svg:x="15.2cm" svg:y="1.2cm">
          <text:p text:style-name="P2">persist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4cm" svg:height="2cm" svg:x="24.7cm" svg:y="18cm">
          <text:p text:style-name="P2">refl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4cm" svg:height="2cm" svg:x="1.8cm" svg:y="6.6cm">
          <text:p text:style-name="P2"><text:span text:style-name="T1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9" draw:id="id9" draw:layer="layout" svg:width="4cm" svg:height="2cm" svg:x="9cm" svg:y="1.9cm">
          <text:p text:style-name="P2"><text:span text:style-name="T1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curve" svg:x1="5.1cm" svg:y1="14cm" svg:x2="24.7cm" svg:y2="19cm" draw:start-shape="id1" draw:end-shape="id2" svg:d="m5100 14000c14700 0 4900 5000 19600 5000">
          <text:p/>
        </draw:connector>
        <draw:connector draw:style-name="gr9" draw:text-style-name="P2" draw:layer="layout" draw:type="curve" svg:x1="12.6cm" svg:y1="19cm" svg:x2="5.1cm" svg:y2="14cm" draw:start-shape="id3" draw:end-shape="id1" svg:d="m12600 19000c-5625 0-1875-5000-7500-5000">
          <text:p/>
        </draw:connector>
        <draw:connector draw:style-name="gr10" draw:text-style-name="P2" draw:layer="layout" draw:type="curve" svg:x1="16.2cm" svg:y1="11.2cm" svg:x2="24.2cm" svg:y2="7.8cm" draw:start-shape="id4" draw:end-shape="id5" svg:d="m16200 11200c6000 0 2000-3400 8000-3400">
          <text:p/>
        </draw:connector>
        <draw:connector draw:style-name="gr10" draw:text-style-name="P2" draw:layer="layout" draw:type="curve" svg:x1="14.2cm" svg:y1="10.2cm" svg:x2="17.2cm" svg:y2="3.2cm" draw:start-shape="id4" draw:end-shape="id6" svg:d="m14200 10200c0-5248 3000-1749 3000-7000">
          <text:p/>
        </draw:connector>
        <draw:connector draw:style-name="gr10" draw:text-style-name="P2" draw:layer="layout" draw:type="curve" svg:x1="16.2cm" svg:y1="11.2cm" svg:x2="24.2cm" svg:y2="12.2cm" draw:start-shape="id4" draw:end-shape="id7" svg:d="m16200 11200c6000 0 2000 1000 8000 1000">
          <text:p/>
        </draw:connector>
        <draw:connector draw:style-name="gr11" draw:text-style-name="P2" draw:layer="layout" draw:type="curve" svg:x1="24.2cm" svg:y1="12.2cm" svg:x2="16.6cm" svg:y2="19cm" draw:start-shape="id7" draw:end-shape="id3" svg:d="m24200 12200c-5700 0-1900 6800-7600 6800">
          <text:p/>
        </draw:connector>
        <draw:connector draw:style-name="gr11" draw:text-style-name="P2" draw:layer="layout" draw:type="curve" svg:x1="26.2cm" svg:y1="11.2cm" svg:x2="26.2cm" svg:y2="8.8cm" draw:start-shape="id7" draw:end-shape="id5" svg:d="m26200 11200v-2400">
          <text:p/>
        </draw:connector>
        <draw:connector draw:style-name="gr10" draw:text-style-name="P2" draw:layer="layout" draw:type="curve" svg:x1="12.2cm" svg:y1="11.2cm" svg:x2="5.8cm" svg:y2="7.6cm" draw:start-shape="id4" draw:end-shape="id8" svg:d="m12200 11200c-4800 0-1600-3600-6400-3600">
          <text:p/>
        </draw:connector>
        <draw:connector draw:style-name="gr12" draw:text-style-name="P2" draw:layer="layout" draw:type="curve" svg:x1="5.8cm" svg:y1="7.6cm" svg:x2="12.6cm" svg:y2="19cm" draw:start-shape="id8" draw:start-glue-point="1" draw:end-shape="id3" svg:d="m5800 7600c5100 0 1700 11400 6800 11400">
          <text:p/>
        </draw:connector>
        <draw:connector draw:style-name="gr12" draw:text-style-name="P2" draw:layer="layout" draw:type="curve" svg:x1="3.8cm" svg:y1="8.6cm" svg:x2="3.1cm" svg:y2="13cm" draw:start-shape="id8" draw:end-shape="id1" svg:d="m3800 8600c0 3301-700 1102-700 4400">
          <text:p/>
        </draw:connector>
        <draw:connector draw:style-name="gr10" draw:text-style-name="P2" draw:layer="layout" draw:type="curve" svg:x1="14.2cm" svg:y1="10.2cm" svg:x2="11cm" svg:y2="3.9cm" draw:start-shape="id4" draw:end-shape="id9" svg:d="m14200 10200c0-4723-3200-1574-3200-6300">
          <text:p/>
        </draw:connector>
        <draw:connector draw:style-name="gr13" draw:text-style-name="P2" draw:layer="layout" draw:type="curve" svg:x1="13cm" svg:y1="2.9cm" svg:x2="24.7cm" svg:y2="19cm" draw:start-shape="id9" draw:end-shape="id2" svg:d="m13000 2900c8775 0 2925 16100 11700 16100">
          <text:p/>
        </draw:connector>
        <draw:connector draw:style-name="gr13" draw:text-style-name="P2" draw:layer="layout" draw:type="curve" svg:x1="9cm" svg:y1="2.9cm" svg:x2="5.1cm" svg:y2="14cm" draw:start-shape="id9" draw:end-shape="id1" svg:d="m9000 2900c-2925 0-975 11100-3900 11100">
          <text:p/>
        </draw:connector>
        <draw:connector draw:style-name="gr13" draw:text-style-name="P2" draw:layer="layout" draw:type="curve" svg:x1="9cm" svg:y1="2.9cm" svg:x2="5.8cm" svg:y2="7.6cm" draw:start-shape="id9" draw:end-shape="id8" svg:d="m9000 2900c-2400 0-800 4700-3200 4700">
          <text:p/>
        </draw:connector>
        <draw:connector draw:style-name="gr10" draw:text-style-name="P2" draw:layer="layout" draw:type="curve" svg:x1="16.2cm" svg:y1="11.2cm" svg:x2="19.7cm" svg:y2="5.7cm" draw:start-shape="id4" draw:end-shape="id10" svg:d="m16200 11200c2625 0 875-5500 3500-5500">
          <text:p/>
        </draw:connector>
        <draw:connector draw:style-name="gr14" draw:text-style-name="P2" draw:layer="layout" draw:type="curve" svg:x1="21.7cm" svg:y1="4.7cm" svg:x2="17.2cm" svg:y2="3.2cm" draw:start-shape="id10" draw:end-shape="id6" svg:d="m21700 4700c0-1123-4500-374-4500-1500">
          <text:p/>
        </draw:connector>
        <draw:connector draw:style-name="gr14" draw:text-style-name="P2" draw:layer="layout" draw:type="curve" svg:x1="19.7cm" svg:y1="5.7cm" svg:x2="5.1cm" svg:y2="14cm" draw:start-shape="id10" draw:end-shape="id1" svg:d="m19700 5700c-10950 0-3650 8300-14600 8300">
          <text:p/>
        </draw:connector>
        <draw:custom-shape draw:style-name="gr15" draw:text-style-name="P2" xml:id="id11" draw:id="id11" draw:layer="layout" svg:width="4cm" svg:height="2cm" svg:x="12.4cm" svg:y="14.1cm">
          <text:p text:style-name="P2">execu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type="curve" svg:x1="11cm" svg:y1="3.9cm" svg:x2="14.4cm" svg:y2="14.1cm" draw:start-shape="id9" draw:start-glue-point="2" draw:end-shape="id11" svg:d="m11000 3900c0 7651 3400 2552 3400 10200">
          <text:p/>
        </draw:connector>
        <draw:connector draw:style-name="gr16" draw:text-style-name="P2" draw:layer="layout" draw:type="curve" svg:x1="5.1cm" svg:y1="14cm" svg:x2="12.4cm" svg:y2="15.1cm" draw:start-shape="id1" draw:end-shape="id11" svg:d="m5100 14000c5475 0 1825 1100 7300 1100">
          <text:p/>
        </draw:connector>
        <draw:connector draw:style-name="gr16" draw:text-style-name="P2" draw:layer="layout" draw:type="curve" svg:x1="19.7cm" svg:y1="5.7cm" svg:x2="16.4cm" svg:y2="15.1cm" draw:start-shape="id10" draw:end-shape="id11" svg:d="m19700 5700c-2475 0-825 9400-3300 9400">
          <text:p/>
        </draw:connector>
        <draw:connector draw:style-name="gr10" draw:text-style-name="P2" draw:layer="layout" draw:type="curve" svg:x1="14.2cm" svg:y1="12.2cm" svg:x2="14.6cm" svg:y2="18cm" draw:start-shape="id4" draw:end-shape="id3" svg:d="m14200 12200c0 4351 400 1452 400 5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0T09:29:26</meta:creation-date>
    <dc:date>2013-11-10T17:54:43</dc:date>
    <meta:editing-duration>PT3H51M55S</meta:editing-duration>
    <meta:editing-cycles>5</meta:editing-cycles>
    <meta:generator>OpenOffice.org/3.4.1$Unix OpenOffice.org_project/341m1$Build-9593</meta:generator>
    <meta:document-statistic meta:object-count="33"/>
  </office:meta>
</office:document-meta>
</file>